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92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1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3" office:value-type="string">
            <text:p>x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Clear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table:style-name="ce3" office:value-type="string">
            <text:p>x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et to max (9)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table:style-name="ce3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style-name="ce3" office:value-type="string">
            <text:p>Q[3]</text:p>
          </table:table-cell>
          <table:table-cell table:style-name="ce3" office:value-type="string">
            <text:p>Q[2]</text:p>
          </table:table-cell>
          <table:table-cell table:style-name="ce3" office:value-type="string">
            <text:p>Q[1]</text:p>
          </table:table-cell>
          <table:table-cell table:style-name="ce3" office:value-type="string">
            <text:p>Q[0]</text:p>
          </table:table-cell>
          <table:table-cell office:value-type="string">
            <text:p>Hold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all others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test file</text:p>
          </table:table-cell>
          <table:table-cell table:number-columns-repeated="12"/>
        </table:table-row>
        <table:table-row table:style-name="ro2" table:number-rows-repeated="3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//Plus 1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//Hold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//Clear to 0</text:p>
          </table:table-cell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//Clear to 9 MAX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9/28/2012</text:date>, <text:time>13:0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20:46:20</meta:creation-date>
    <dc:date>2012-09-28T13:05:41</dc:date>
    <meta:editing-duration>PT39M16S</meta:editing-duration>
    <meta:editing-cycles>22</meta:editing-cycles>
    <meta:generator>LibreOffice/3.4$Unix LibreOffice_project/340m1$Build-402</meta:generator>
    <dc:creator>Vincent Martin</dc:creator>
    <meta:document-statistic meta:table-count="3" meta:cell-count="1017" meta:object-count="0"/>
  </office:meta>
</office:document-meta>
</file>